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brgy_application">
        <table:table-row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brgy_appointment">
        <table:table-row>
          <table:table-cell office:value-type="float" office:value="14">
            <text:p>14</text:p>
          </table:table-cell>
          <table:table-cell office:value-type="string">
            <text:p>kdjsijsn</text:p>
          </table:table-cell>
          <table:table-cell office:value-type="date" office:date-value="2024-12-24" table:style-name="DateCell">
            <text:p>2024-12-24</text:p>
          </table:table-cell>
          <table:table-cell office:value-type="float" office:value="2">
            <text:p>2</text:p>
          </table:table-cell>
          <table:table-cell office:value-type="string">
            <text:p>accepted</text:p>
          </table:table-cell>
          <table:table-cell office:value-type="float" office:value="2">
            <text:p>2</text:p>
          </table:table-cell>
          <table:table-cell office:value-type="date" office:date-value="2024-12-07T08:51:51" table:style-name="DateTimeCell">
            <text:p>2024-12-07 08:51:51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djdjd</text:p>
          </table:table-cell>
          <table:table-cell office:value-type="date" office:date-value="2024-12-07" table:style-name="DateCell">
            <text:p>2024-12-07</text:p>
          </table:table-cell>
          <table:table-cell office:value-type="float" office:value="10">
            <text:p>10</text:p>
          </table:table-cell>
          <table:table-cell office:value-type="string">
            <text:p>rejected</text:p>
          </table:table-cell>
          <table:table-cell office:value-type="float" office:value="2">
            <text:p>2</text:p>
          </table:table-cell>
          <table:table-cell office:value-type="date" office:date-value="2024-12-07T08:52:28" table:style-name="DateTimeCell">
            <text:p>2024-12-07 08:52:28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ggg</text:p>
          </table:table-cell>
          <table:table-cell office:value-type="date" office:date-value="2024-12-19" table:style-name="DateCell">
            <text:p>2024-12-19</text:p>
          </table:table-cell>
          <table:table-cell office:value-type="float" office:value="10">
            <text:p>10</text:p>
          </table:table-cell>
          <table:table-cell office:value-type="string">
            <text:p>pending</text:p>
          </table:table-cell>
          <table:table-cell office:value-type="float" office:value="2">
            <text:p>2</text:p>
          </table:table-cell>
          <table:table-cell office:value-type="date" office:date-value="2024-12-07T22:18:24" table:style-name="DateTimeCell">
            <text:p>2024-12-07 22:18:24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tygk</text:p>
          </table:table-cell>
          <table:table-cell office:value-type="date" office:date-value="2024-12-13" table:style-name="DateCell">
            <text:p>2024-12-13</text:p>
          </table:table-cell>
          <table:table-cell office:value-type="float" office:value="1">
            <text:p>1</text:p>
          </table:table-cell>
          <table:table-cell office:value-type="string">
            <text:p>pending</text:p>
          </table:table-cell>
          <table:table-cell office:value-type="float" office:value="2">
            <text:p>2</text:p>
          </table:table-cell>
          <table:table-cell office:value-type="date" office:date-value="2024-12-08T07:17:04" table:style-name="DateTimeCell">
            <text:p>2024-12-08 07:17:04</text:p>
          </table:table-cell>
        </table:table-row>
      </table:table>
      <table:table table:name="brgy_event">
        <table:table-row>
          <table:table-cell office:value-type="float" office:value="1">
            <text:p>1</text:p>
          </table:table-cell>
          <table:table-cell office:value-type="string">
            <text:p>Community Clean-up</text:p>
          </table:table-cell>
          <table:table-cell office:value-type="string">
            <text:p>Join us for a community-wide clean-up event.</text:p>
          </table:table-cell>
          <table:table-cell office:value-type="date" office:date-value="2024-12-10" table:style-name="DateCell">
            <text:p>2024-12-10</text:p>
          </table:table-cell>
          <table:table-cell office:value-type="time" office:time-value="PT08H00M00S" table:style-name="TimeCell">
            <text:p>08:00:00</text:p>
          </table:table-cell>
          <table:table-cell office:value-type="string">
            <text:p>Town Plaza</text:p>
          </table:table-cell>
          <table:table-cell office:value-type="string">
            <text:p>2024-11-25 21:54:1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ealth Fair</text:p>
          </table:table-cell>
          <table:table-cell office:value-type="string">
            <text:p>Free health check-ups and consultations.</text:p>
          </table:table-cell>
          <table:table-cell office:value-type="date" office:date-value="2024-12-15" table:style-name="DateCell">
            <text:p>2024-12-15</text:p>
          </table:table-cell>
          <table:table-cell office:value-type="time" office:time-value="PT10H00M00S" table:style-name="TimeCell">
            <text:p>10:00:00</text:p>
          </table:table-cell>
          <table:table-cell office:value-type="string">
            <text:p>Community Center</text:p>
          </table:table-cell>
          <table:table-cell office:value-type="string">
            <text:p>2024-11-25 21:54:1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Job Fair</text:p>
          </table:table-cell>
          <table:table-cell office:value-type="string">
            <text:p>Explore job opportunities and career guidance.</text:p>
          </table:table-cell>
          <table:table-cell office:value-type="date" office:date-value="2024-12-20" table:style-name="DateCell">
            <text:p>2024-12-20</text:p>
          </table:table-cell>
          <table:table-cell office:value-type="time" office:time-value="PT09H00M00S" table:style-name="TimeCell">
            <text:p>09:00:00</text:p>
          </table:table-cell>
          <table:table-cell office:value-type="string">
            <text:p>City Hall</text:p>
          </table:table-cell>
          <table:table-cell office:value-type="string">
            <text:p>2024-11-25 21:54:10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Kim</text:p>
          </table:table-cell>
          <table:table-cell office:value-type="string">
            <text:p>AAAA</text:p>
          </table:table-cell>
          <table:table-cell office:value-type="date" office:date-value="2024-11-29" table:style-name="DateCell">
            <text:p>2024-11-29</text:p>
          </table:table-cell>
          <table:table-cell office:value-type="time" office:time-value="PT23H41M00S" table:style-name="TimeCell">
            <text:p>23:41:00</text:p>
          </table:table-cell>
          <table:table-cell office:value-type="string">
            <text:p>dddd</text:p>
          </table:table-cell>
          <table:table-cell office:value-type="string">
            <text:p>2024-11-25 22:38:23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kjnhkjhniknu</text:p>
          </table:table-cell>
          <table:table-cell office:value-type="string">
            <text:p>lknkjlk</text:p>
          </table:table-cell>
          <table:table-cell office:value-type="date" office:date-value="2024-11-30" table:style-name="DateCell">
            <text:p>2024-11-30</text:p>
          </table:table-cell>
          <table:table-cell office:value-type="time" office:time-value="PT23H41M00S" table:style-name="TimeCell">
            <text:p>23:41:00</text:p>
          </table:table-cell>
          <table:table-cell office:value-type="string">
            <text:p>klmlpo</text:p>
          </table:table-cell>
          <table:table-cell office:value-type="string">
            <text:p>2024-11-25 22:39:3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Kim</text:p>
          </table:table-cell>
          <table:table-cell office:value-type="string">
            <text:p>ddas</text:p>
          </table:table-cell>
          <table:table-cell office:value-type="date" office:date-value="2024-12-25" table:style-name="DateCell">
            <text:p>2024-12-25</text:p>
          </table:table-cell>
          <table:table-cell office:value-type="time" office:time-value="PT00H23M00S" table:style-name="TimeCell">
            <text:p>00:23:00</text:p>
          </table:table-cell>
          <table:table-cell office:value-type="string">
            <text:p>3242</text:p>
          </table:table-cell>
          <table:table-cell office:value-type="string">
            <text:p>2024-11-30 23:19:34</text:p>
          </table:table-cell>
        </table:table-row>
      </table:table>
      <table:table table:name="brgy_info"/>
      <table:table table:name="brgy_news"/>
      <table:table table:name="brgy_official_list">
        <table:table-row>
          <table:table-cell office:value-type="float" office:value="1">
            <text:p>1</text:p>
          </table:table-cell>
          <table:table-cell office:value-type="string">
            <text:p>Rosauro</text:p>
          </table:table-cell>
          <table:table-cell office:value-type="string">
            <text:p>Punong barangay</text:p>
          </table:table-cell>
          <table:table-cell office:value-type="string">
            <text:p>contact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Marlon</text:p>
          </table:table-cell>
          <table:table-cell office:value-type="string">
            <text:p>Sangguniang Barangay Member</text:p>
          </table:table-cell>
          <table:table-cell office:value-type="string">
            <text:p>contact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Wilson</text:p>
          </table:table-cell>
          <table:table-cell office:value-type="string">
            <text:p>Sangguniang Barangay Member</text:p>
          </table:table-cell>
          <table:table-cell office:value-type="string">
            <text:p>contact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Edward</text:p>
          </table:table-cell>
          <table:table-cell office:value-type="string">
            <text:p>Sangguniang Barangay Member</text:p>
          </table:table-cell>
          <table:table-cell office:value-type="string">
            <text:p>contact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Sangguniang Barangay Member</text:p>
          </table:table-cell>
          <table:table-cell office:value-type="string">
            <text:p>contact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ezar</text:p>
          </table:table-cell>
          <table:table-cell office:value-type="string">
            <text:p>Sangguniang Barangay Member</text:p>
          </table:table-cell>
          <table:table-cell office:value-type="string">
            <text:p>contact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Teodoro</text:p>
          </table:table-cell>
          <table:table-cell office:value-type="string">
            <text:p>Sangguniang Barangay Member</text:p>
          </table:table-cell>
          <table:table-cell office:value-type="string">
            <text:p>contact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Vidal</text:p>
          </table:table-cell>
          <table:table-cell office:value-type="string">
            <text:p>Sangguniang Barangay Member</text:p>
          </table:table-cell>
          <table:table-cell office:value-type="string">
            <text:p>contact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Gylliane</text:p>
          </table:table-cell>
          <table:table-cell office:value-type="string">
            <text:p>SK Chairperson</text:p>
          </table:table-cell>
          <table:table-cell office:value-type="string">
            <text:p>contact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Bernadeth</text:p>
          </table:table-cell>
          <table:table-cell office:value-type="string">
            <text:p>Barangay Secretary</text:p>
          </table:table-cell>
          <table:table-cell office:value-type="string">
            <text:p>contact</text:p>
          </table:table-cell>
        </table:table-row>
      </table:table>
      <table:table table:name="create_acc"/>
      <table:table table:name="documents">
        <table:table-row>
          <table:table-cell office:value-type="float" office:value="1">
            <text:p>1</text:p>
          </table:table-cell>
          <table:table-cell office:value-type="string">
            <text:p>Barangay ID</text:p>
          </table:table-cell>
          <table:table-cell office:value-type="string">
            <text:p>A valid ID issued by the barangay for residents, commonly used for various purposes.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Barangay Clearance</text:p>
          </table:table-cell>
          <table:table-cell office:value-type="string">
            <text:p>A document required for local government compliance, verifying no pending cases.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Barangay Certificate</text:p>
          </table:table-cell>
          <table:table-cell office:value-type="string">
            <text:p>A general certificate issued by the barangay, often used for personal verification.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Barangay Certificate of Residency</text:p>
          </table:table-cell>
          <table:table-cell office:value-type="string">
            <text:p>Proof of residency in the barangay, often required for permits and other documents.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Barangay Indigency Certificate</text:p>
          </table:table-cell>
          <table:table-cell office:value-type="string">
            <text:p>A certificate issued to confirm a person's indigency, typically for social services.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Barangay Protection Order</text:p>
          </table:table-cell>
          <table:table-cell office:value-type="string">
            <text:p>A legal document issued to protect individuals from threats or violence within the barangay.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Barangay Business Clearance</text:p>
          </table:table-cell>
          <table:table-cell office:value-type="string">
            <text:p>A certificate required for business owners to operate within the barangay, ensuring compliance with local regulations.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Barangay Blotter Report</text:p>
          </table:table-cell>
          <table:table-cell office:value-type="string">
            <text:p>A record of reported incidents or crimes within the barangay, used for legal purposes.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Barangay Certificate to File Action</text:p>
          </table:table-cell>
          <table:table-cell office:value-type="string">
            <text:p>A document allowing an individual to file a legal action, certifying that the issue was recorded in the barangay.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Barangay Permit for Events</text:p>
          </table:table-cell>
          <table:table-cell office:value-type="string">
            <text:p>A permit issued by the barangay to authorize events, gatherings, or activities within the community.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Barangay Voters Registration Certificate</text:p>
          </table:table-cell>
          <table:table-cell office:value-type="string">
            <text:p>A document confirming an individual's registration as a voter within the barangay.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Barangay Community Tax Certificate</text:p>
          </table:table-cell>
          <table:table-cell office:value-type="string">
            <text:p>A tax certificate issued by the barangay for individuals or businesses as part of the local taxation process.</text:p>
          </table:table-cell>
        </table:table-row>
      </table:table>
      <table:table table:name="find_maps"/>
      <table:table table:name="hhhhhh"/>
      <table:table table:name="requests"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cfrrtrrr</text:p>
          </table:table-cell>
          <table:table-cell office:value-type="string">
            <text:p>Approved</text:p>
          </table:table-cell>
          <table:table-cell office:value-type="string">
            <text:p>2024-12-04 15:11:2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GUMANA NA</text:p>
          </table:table-cell>
          <table:table-cell office:value-type="string">
            <text:p>Pending</text:p>
          </table:table-cell>
          <table:table-cell office:value-type="string">
            <text:p>2024-12-04 15:19:41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isjjdks</text:p>
          </table:table-cell>
          <table:table-cell office:value-type="string">
            <text:p>Pending</text:p>
          </table:table-cell>
          <table:table-cell office:value-type="string">
            <text:p>2024-12-07 22:25:5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string">
            <text:p>business purpose</text:p>
          </table:table-cell>
          <table:table-cell office:value-type="string">
            <text:p>Pending</text:p>
          </table:table-cell>
          <table:table-cell office:value-type="string">
            <text:p>2024-12-08 23:18:49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business purpose</text:p>
          </table:table-cell>
          <table:table-cell office:value-type="string">
            <text:p>Pending</text:p>
          </table:table-cell>
          <table:table-cell office:value-type="string">
            <text:p>2024-12-08 23:18:49</text:p>
          </table:table-cell>
        </table:table-row>
      </table:table>
      <table:table table:name="user_applications"/>
      <table:table table:name="user_login">
        <table:table-row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 office:value-type="string">
            <text:p>admin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admin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kim</text:p>
          </table:table-cell>
          <table:table-cell office:value-type="string">
            <text:p>12345</text:p>
          </table:table-cell>
          <table:table-cell office:value-type="string">
            <text:p>Andrei</text:p>
          </table:table-cell>
          <table:table-cell office:value-type="string">
            <text:p>Kim</text:p>
          </table:table-cell>
          <table:table-cell office:value-type="string">
            <text:p>Besmar</text:p>
          </table:table-cell>
          <table:table-cell office:value-type="string">
            <text:p>09672564545</text:p>
          </table:table-cell>
          <table:table-cell office:value-type="string">
            <text:p>Lipa City</text:p>
          </table:table-cell>
          <table:table-cell office:value-type="string">
            <text:p>user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dave03</text:p>
          </table:table-cell>
          <table:table-cell office:value-type="string">
            <text:p>jasper03</text:p>
          </table:table-cell>
          <table:table-cell office:value-type="string">
            <text:p>C</text:p>
          </table:table-cell>
          <table:table-cell office:value-type="string">
            <text:p>Jasper Dave</text:p>
          </table:table-cell>
          <table:table-cell office:value-type="string">
            <text:p>Dulla</text:p>
          </table:table-cell>
          <table:table-cell office:value-type="string">
            <text:p>09482106236</text:p>
          </table:table-cell>
          <table:table-cell office:value-type="string">
            <text:p>NULL</text:p>
          </table:table-cell>
          <table:table-cell office:value-type="string">
            <text:p>user</text:p>
          </table:table-cell>
        </table:table-row>
      </table:table>
      <table:table table:name="user_profile"/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12-09T23:50:42-05:00</meta:creation-date>
  </office:meta>
</office:document-meta>
</file>